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21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9264" calcext:value-type="float">
            <text:p>47.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9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9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0432" calcext:value-type="float">
            <text:p>43.0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9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8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0776" calcext:value-type="float">
            <text:p>41.2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8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8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6216" calcext:value-type="float">
            <text:p>42.8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356" calcext:value-type="float">
            <text:p>43.7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6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6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6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6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6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6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6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6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5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5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5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3368" calcext:value-type="float">
            <text:p>40.6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4702</text:p>
          </table:table-cell>
          <table:table-cell office:value-type="string" calcext:value-type="string">
            <text:p>TWDB:0664702</text:p>
          </table:table-cell>
          <table:table-cell office:value-type="string" calcext:value-type="string">
            <text:p>195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